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Text_20_body" style:list-style-name="L50">
      <style:paragraph-properties fo:margin-top="0in" fo:margin-bottom="0in"/>
    </style:style>
    <style:style style:name="P53" style:family="paragraph" style:parent-style-name="Text_20_body" style:list-style-name="L51">
      <style:paragraph-properties fo:margin-top="0in" fo:margin-bottom="0in"/>
    </style:style>
  </office:automatic-styles>
  <office:body>
    <office:text>
      <text:p text:style-name="Title">Statystyka I z RWarsztat 1.Zapoznanie z R</text:p>
      <text:p text:style-name="Author">Tomasz Żółtak</text:p>
      <text:p text:style-name="Date">3 października 2016</text:p>
      <text:h text:style-name="Heading_20_1" text:outline-level="1">O prowadzącym</text:h>
      <text:h text:style-name="Heading_20_2" text:outline-level="2">Tomasz Żółtak - kilka faktów</text:h>
      <text:list text:style-name="L1">
        <text:list-item>
          <text:p text:style-name="P1">Z wykształcenia jestem socjologiem (IS UW).</text:p>
        </text:list-item>
        <text:list-item>
          <text:p text:style-name="P1">W praktyce jestem przede wszystkim statystykiem i psychometrykiem.</text:p>
        </text:list-item>
        <text:list-item>
          <text:p text:style-name="P1">Pracuję w Instytcie Badań Edukacyjnych (znów, po rocznej przerwie), wcześniej byłem też pracownikiem Instytutu Filozofii i Socjologii PAN.</text:p>
        </text:list-item>
        <text:list-item>
          <text:p text:style-name="P1">Jestem aktywny naukowo w dziedzinach:</text:p>
          <text:list text:style-name="L2">
            <text:list-item>
              <text:p text:style-name="P2">badań edukacyjnych,</text:p>
            </text:list-item>
            <text:list-item>
              <text:p text:style-name="P2">socjologii polityki</text:p>
            </text:list-item>
            <text:list-item>
              <text:p text:style-name="P2">(oraz incydentalnie w różnych innych).</text:p>
            </text:list-item>
          </text:list>
        </text:list-item>
        <text:list-item>
          <text:p text:style-name="P1">Współpracowałem jako ekspert i autor raportów z instytucjami takimi jak: CKE, NCK, WUM, MSiT, Kancelaria Prezydenta RP, Rada Koordynacyjna ds. Certyfikacji Biegłości Językowej UW.</text:p>
        </text:list-item>
      </text:list>
      <text:h text:style-name="Heading_20_2" text:outline-level="2">Tomasz Żółtak - związki z R</text:h>
      <text:list text:style-name="L3">
        <text:list-item>
          <text:p text:style-name="P3">Pracuję w R od 2008 r. i jest on moim głównym narzędziem pracy.</text:p>
        </text:list-item>
        <text:list-item>
          <text:p text:style-name="P3">Jestem współautorem 8 pakietów (ale tylko jeden z nich wypchnięty na CRAN).</text:p>
          <text:list text:style-name="L4">
            <text:list-item>
              <text:p text:style-name="P4">W większości bardzo specyficznego zastososowania - pakiety automatyzujące <text:a xlink:type="simple" xlink:href="http://ewd.edu.pl/wp-content/uploads/2014/12/poster-id-201513-00544.pdf" office:name=""><text:span text:style-name="Definition">proces obliczania wskaźników EWD</text:span></text:a>.</text:p>
            </text:list-item>
            <text:list-item>
              <text:p text:style-name="P4">Napisany i udokumentowany po polsku <text:a xlink:type="simple" xlink:href="https://github.com/tzoltak/KTT" office:name=""><text:span text:style-name="Definition">pakiet</text:span></text:a> do analizy własności psychometrycznych testu przy pomocy narzędzi z Klasycznej Teorii Testu.</text:p>
            </text:list-item>
            <text:list-item>
              <text:p text:style-name="P4">Gry edukacyjnej dotyczącej regresji - funkcja <text:span text:style-name="T1">regression()</text:span> w ramach pakietu <text:a xlink:type="simple" xlink:href="https://cran.r-project.org/web/packages/BetaBit" office:name=""><text:span text:style-name="Definition">BetaBit</text:span></text:a>.</text:p>
            </text:list-item>
          </text:list>
        </text:list-item>
      </text:list>
      <text:h text:style-name="Heading_20_1" text:outline-level="1">Kwestie organizacyjne</text:h>
      <text:h text:style-name="Heading_20_2" text:outline-level="2">Tryb pracy na zajęciach</text:h>
      <text:list text:style-name="L5">
        <text:list-item>
          <text:p text:style-name="P5">Lektury do przeczytania przed zajęciami (nie więcej niż 30 minut tygodniowo).</text:p>
        </text:list-item>
        <text:list-item>
          <text:p text:style-name="P5">Zajęcia - krótki wstęp teoretyczny (nie więcej niż 30 minut) i praca z komputerami.</text:p>
        </text:list-item>
        <text:list-item>
          <text:p text:style-name="P5">Prace domowe (około 1,5 godziny tygodniowo)</text:p>
        </text:list-item>
        <text:list-item>
          <text:p text:style-name="P5">Prace domowe do wyboru (dłuższe, przynajmniej 3 w semestrze).</text:p>
          <text:list text:style-name="L6">
            <text:list-item>
              <text:p text:style-name="P6">Będą polegały na napisaniu bardziej skomplikowanego skryptu albo przygotowania raportu z symulacji albo na przygotowaniu serii grafik, etc.</text:p>
            </text:list-item>
          </text:list>
        </text:list-item>
        <text:list-item>
          <text:p text:style-name="P5">Prace domowe zupełnie dodatkowe.</text:p>
          <text:list text:style-name="L7">
            <text:list-item>
              <text:p text:style-name="P7">Rozszerzenie materiału dla chętnych, zakres według potrzeb, możliwości:</text:p>
              <text:list text:style-name="L8">
                <text:list-item>
                  <text:p text:style-name="P8">wizualizacje (<text:span text:style-name="T2">ggplot2</text:span>, <text:span text:style-name="T3">lattice</text:span>, <text:span text:style-name="T4">plotly</text:span>, etc.)</text:p>
                </text:list-item>
              </text:list>
            </text:list-item>
            <text:list-item>
              <text:p text:style-name="P7">pisanie całych pipeline'ów (pobieranie danych, obróbka wstępna, analiza, wizualizacje)</text:p>
            </text:list-item>
            <text:list-item>
              <text:p text:style-name="P7">symulacje</text:p>
            </text:list-item>
          </text:list>
        </text:list-item>
      </text:list>
      <text:h text:style-name="Heading_20_2" text:outline-level="2">Warunki zaliczenia</text:h>
      <text:list text:style-name="L9">
        <text:list-item>
          <text:p text:style-name="P9">Aktywna praca na zajęciach.</text:p>
        </text:list-item>
        <text:list-item>
          <text:p text:style-name="P9">Robienie zadań domowych obowiązkowych + 3 do wyboru dłuższe w semestrze.</text:p>
        </text:list-item>
        <text:list-item>
          <text:p text:style-name="P9">Staramy się nie spóźniać, ale jak ktoś odeśle prace domowe spóźniony to lepiej, niż gdyby miał nigdy nie odesłać.</text:p>
        </text:list-item>
      </text:list>
      <text:h text:style-name="Heading_20_2" text:outline-level="2">Forma przesyłania prac</text:h>
      <text:list text:style-name="L10">
        <text:list-item>
          <text:p text:style-name="P10">Być może Moodle, ale prawdopodobnie mailem (do ustalenia).</text:p>
        </text:list-item>
        <text:list-item>
          <text:p text:style-name="P10">Wszystkie materiały będą dostępne na moim <text:a xlink:type="simple" xlink:href="https://github.com/tzoltak/3501-KOG-S1R_2016_gr3" office:name=""><text:span text:style-name="Definition">koncie na GitHubie</text:span></text:a>.</text:p>
        </text:list-item>
      </text:list>
      <text:h text:style-name="Heading_20_1" text:outline-level="1">Co to jest R?</text:h>
      <text:h text:style-name="Heading_20_2" text:outline-level="2">Dwa słowa historii I</text:h>
      <text:list text:style-name="L11">
        <text:list-item>
          <text:p text:style-name="P11">R jest otwartą implementacją języka S.</text:p>
          <text:list text:style-name="L12">
            <text:list-item>
              <text:p text:style-name="P12">Język programowania S rozwijany od połowy lat 70. XX w. w firmie <text:span text:style-name="T5">Bell</text:span><text:span text:style-name="T6"> </text:span><text:span text:style-name="T7">Laboratories</text:span> (tej od m. in. języka C).</text:p>
            </text:list-item>
            <text:list-item>
              <text:p text:style-name="P12">W pierwszej połowie lat 80.  udostępniony na zewnątrz<text:span text:style-name="T8">Bell</text:span><text:span text:style-name="T9"> </text:span><text:span text:style-name="T10">Laboratories</text:span>.</text:p>
            </text:list-item>
            <text:list-item>
              <text:p text:style-name="P12">Gruntownie zmieniony i rozszerzony pod koniec lat 80. XX w.</text:p>
            </text:list-item>
            <text:list-item>
              <text:p text:style-name="P12">Dalszy rozwój w ramach komercyjnej implementacji <text:span text:style-name="T11">S-PLUS</text:span> firmy <text:span text:style-name="T12">TIBCO</text:span><text:span text:style-name="T13"> </text:span><text:span text:style-name="T14">Software</text:span> (obecnie jako część usługi <text:span text:style-name="T15">TIBCO</text:span><text:span text:style-name="T16"> </text:span><text:span text:style-name="T17">Spotfire</text:span>).</text:p>
            </text:list-item>
          </text:list>
        </text:list-item>
        <text:list-item>
          <text:p text:style-name="P11">Dla chcących wiedzieć więcej:</text:p>
          <text:list text:style-name="L13">
            <text:list-item>
              <text:p text:style-name="P13"><text:a xlink:type="simple" xlink:href="http://blog.revolutionanalytics.com/2014/01/john-chambers-recounts-the-history-of-s-and-r.html" office:name=""><text:span text:style-name="Definition">wywiad z Johnem Chambersem</text:span></text:a>,</text:p>
            </text:list-item>
            <text:list-item>
              <text:p text:style-name="P13"><text:a xlink:type="simple" xlink:href="http://blog.revolutionanalytics.com/2016/07/rick-becker-s-talk.html" office:name=""><text:span text:style-name="Definition">wywiad z Rickiem Beckerem</text:span></text:a>.</text:p>
            </text:list-item>
          </text:list>
        </text:list-item>
      </text:list>
      <text:h text:style-name="Heading_20_2" text:outline-level="2">Dwa słowa o historii II</text:h>
      <text:list text:style-name="L14">
        <text:list-item>
          <text:p text:style-name="P14">Język R pierwotnie zaimplementowany przez Rossa Ihakę i Roberta Gentlemana z Uniwersytetu w Auckland.</text:p>
          <text:list text:style-name="L15">
            <text:list-item>
              <text:p text:style-name="P15">Prace nad wersją <text:span text:style-name="T18">produkcyjną</text:span> w latach 1992-2000.</text:p>
            </text:list-item>
          </text:list>
        </text:list-item>
        <text:list-item>
          <text:p text:style-name="P14">W późniejszym okresie rozwijany przez <text:span text:style-name="T19">R Development</text:span><text:span text:style-name="T20"> </text:span><text:span text:style-name="T21">Core</text:span><text:span text:style-name="T22"> </text:span><text:span text:style-name="T23">Team</text:span>, a obecnie przez <text:span text:style-name="T24">R Foundation</text:span> (obie - czysto formalnie - mające <text:span text:style-name="T25">siedzibę</text:span> w Wiedniu).</text:p>
        </text:list-item>
        <text:list-item>
          <text:p text:style-name="P14"><text:span text:style-name="T26">Nowa</text:span><text:span text:style-name="T27"> </text:span><text:span text:style-name="T28">era</text:span>:</text:p>
          <text:list text:style-name="L16">
            <text:list-item>
              <text:p text:style-name="P16">2010 r. - R w wersji 2.11 współpracuje z systemami 64-bitowymi (można korzystać z więcej niż 3 GB pamięci RAM!).</text:p>
            </text:list-item>
            <text:list-item>
              <text:p text:style-name="P16">2011 r. - zostaje opublikowana pierwsza wersja <text:span text:style-name="T29">RStudio</text:span> (IDE z prawdziwego zdarzenia!).</text:p>
            </text:list-item>
            <text:list-item>
              <text:p text:style-name="P16">Od 2005 rozwija się <text:a xlink:type="simple" xlink:href="http://blog.revolutionanalytics.com/2015/03/hadleyverse.html" office:name=""><text:span text:style-name="Definition"><text:span text:style-name="T30">hadleywerse</text:span></text:span></text:a>.</text:p>
            </text:list-item>
          </text:list>
        </text:list-item>
      </text:list>
      <text:h text:style-name="Heading_20_2" text:outline-level="2">R dziś</text:h>
      <text:list text:style-name="L17">
        <text:list-item>
          <text:p text:style-name="P17">Olbrzmi zakres dostępnych metod analizy.</text:p>
          <text:list text:style-name="L18">
            <text:list-item>
              <text:p text:style-name="P18">Obecnie na CRAN dostępnych ponad 9 tysięcy pakietów (i szybko rośnie).</text:p>
            </text:list-item>
            <text:list-item>
              <text:p text:style-name="P18">Czasem aż za dużo do wyboru (ale często pomocą służy <text:a xlink:type="simple" xlink:href="https://cran.r-project.org/web/views/" office:name=""><text:span text:style-name="Definition">ta strona</text:span></text:a>).</text:p>
            </text:list-item>
          </text:list>
        </text:list-item>
        <text:list-item>
          <text:p text:style-name="P17">Ogromna społeczność użytkowników.</text:p>
          <text:list text:style-name="L19">
            <text:list-item>
              <text:p text:style-name="P19">Zapewnia rozwój (choć czasami idący krętymi ścieżkami...) i wsparcie.</text:p>
            </text:list-item>
          </text:list>
        </text:list-item>
        <text:list-item>
          <text:p text:style-name="P17">Integracja z innymi narzędziami:</text:p>
          <text:list text:style-name="L20">
            <text:list-item>
              <text:p text:style-name="P20">W kierunku wykorzystania programistycznego (ale i <text:span text:style-name="T31">reproducible</text:span><text:span text:style-name="T32"> </text:span><text:span text:style-name="T33">research</text:span>): rozwój IDE, wersjonowanie, nacisk na dokumentowanie kodu.</text:p>
            </text:list-item>
            <text:list-item>
              <text:p text:style-name="P20">Raportowanie z wykorzystaniem <text:span text:style-name="T34">markdown</text:span> i <text:span text:style-name="T35">Pandoc</text:span>.</text:p>
            </text:list-item>
            <text:list-item>
              <text:p text:style-name="P20">Interaktywna grafika - spięcie z frameworkami HTML/JavaScript.</text:p>
            </text:list-item>
          </text:list>
        </text:list-item>
        <text:list-item>
          <text:p text:style-name="P17">Coraz szersze zastosowania komercyjne.</text:p>
          <text:list text:style-name="L21">
            <text:list-item>
              <text:p text:style-name="P21">W ciągu ostatnich dwóch lat w R dosyć silnie zaangażował się <text:a xlink:type="simple" xlink:href="http://blog.revolutionanalytics.com/2016/01/microsoft-r-open.html" office:name=""><text:span text:style-name="Definition">Microsoft</text:span></text:a>.</text:p>
            </text:list-item>
            <text:list-item>
              <text:p text:style-name="P21">Stosowanie R jako języka wbudowanego w bazy danych.</text:p>
            </text:list-item>
          </text:list>
        </text:list-item>
      </text:list>
      <text:h text:style-name="Heading_20_2" text:outline-level="2">R jako język programowania</text:h>
      <text:list text:style-name="L22">
        <text:list-item>
          <text:p text:style-name="P22">Język interpretowany.</text:p>
          <text:list text:style-name="L23">
            <text:list-item>
              <text:p text:style-name="P23">Niemniej w ramach pakietów wykorzystuje się zarówno prekompilację kodu R, jak i wstawki pisane w innych językach programowania - typowo C/C++/C# - aby przyspieszyć działanie.</text:p>
            </text:list-item>
          </text:list>
        </text:list-item>
        <text:list-item>
          <text:p text:style-name="P22">Programy wykonywane w całości w pamięci RAM.</text:p>
          <text:list text:style-name="L24">
            <text:list-item>
              <text:p text:style-name="P24">Niemniej istnieją obejścia, ale tylko w ograniczonym zakresie technik analizy.</text:p>
            </text:list-item>
          </text:list>
        </text:list-item>
        <text:list-item>
          <text:p text:style-name="P22">Wewnętrznie wykorzystuje tylko jeden typ reprezentacji zmiennych liczbowych (liczba zmiennoprzecinkowa podwójnej precyzji).</text:p>
        </text:list-item>
        <text:list-item>
          <text:p text:style-name="P22">Wewnętrznie nie wspiera wieloprocesorowości.</text:p>
          <text:list text:style-name="L25">
            <text:list-item>
              <text:p text:style-name="P25">Niemniej istnieją biblioteki pozwalające ją wykorzystać.</text:p>
            </text:list-item>
          </text:list>
        </text:list-item>
        <text:list-item>
          <text:p text:style-name="P22">Blisko <text:a xlink:type="simple" xlink:href="http://adv-r.had.co.nz/Functional-programming.html" office:name=""><text:span text:style-name="Definition">funkcyjnego pardygmatu programowania</text:span></text:a>.</text:p>
        </text:list-item>
      </text:list>
      <text:h text:style-name="Heading_20_2" text:outline-level="2">R-dziwy</text:h>
      <text:list text:style-name="L26">
        <text:list-item>
          <text:p text:style-name="P26">Zestaw podstawowych bibliotek zaimplementowany paskudnie niespójnie pod względem konwencji nazewniczej.</text:p>
        </text:list-item>
        <text:list-item>
          <text:p text:style-name="P26">Pewne domyślne zachowania odmienne od tego, czego spodziewaliby się użytkownicy typowych pakietów statystycznych i/lub innych języków programowania.</text:p>
          <text:list text:style-name="L27">
            <text:list-item>
              <text:p text:style-name="P27"><text:a xlink:type="simple" xlink:href="http://www.burns-stat.com/pages/Tutor/R_inferno.pdf" office:name=""><text:span text:style-name="Definition"><text:span text:style-name="T36">R</text:span><text:span text:style-name="T37"> </text:span><text:span text:style-name="T38">Inferno</text:span> - krąg 8.</text:span></text:a></text:p>
            </text:list-item>
          </text:list>
        </text:list-item>
        <text:list-item>
          <text:p text:style-name="P26">Nietypowa domyślna (najstarsza i najszerzej wykorzystywana) implementacja obiektowości.</text:p>
          <text:list text:style-name="L28">
            <text:list-item>
              <text:p text:style-name="P28">Nieco upraszczając: <text:span text:style-name="T39">klasy</text:span> przypisywane do metod, a nie na odwrót.</text:p>
            </text:list-item>
            <text:list-item>
              <text:p text:style-name="P28">Poza tym jeszcze dwa inne systemy obiektowości, z czego jeden (tzw. <text:span text:style-name="T40">klasy</text:span><text:span text:style-name="T41"> </text:span><text:span text:style-name="T42">R6</text:span>) przypomina strukturą klasy w C++/Java itp.</text:p>
            </text:list-item>
          </text:list>
        </text:list-item>
      </text:list>
      <text:h text:style-name="Heading_20_1" text:outline-level="1">Materiały o R</text:h>
      <text:h text:style-name="Heading_20_2" text:outline-level="2">Warto być na bieżąco</text:h>
      <text:list text:style-name="L29">
        <text:list-item>
          <text:p text:style-name="P29"><text:a xlink:type="simple" xlink:href="https://www.r-bloggers.com" office:name=""><text:span text:style-name="Definition">R-bloggers</text:span></text:a> - strona zbierająca wpisy z blisko 600 anglojęzycznych blogów poświęconych analizie danych w R (i R jako takiemu).</text:p>
        </text:list-item>
        <text:list-item>
          <text:p text:style-name="P29"><text:a xlink:type="simple" xlink:href="http://smarterpoland.pl/" office:name=""><text:span text:style-name="Definition">SmarterPoland.pl</text:span></text:a> - polski blog prowadzony przez <text:a xlink:type="simple" xlink:href="http://www.biecek.pl" office:name=""><text:span text:style-name="Definition">Przemysława Biecka</text:span></text:a>, poświęcony analizie danych, w szczególności w R.</text:p>
        </text:list-item>
        <text:list-item>
          <text:p text:style-name="P29"><text:a xlink:type="simple" xlink:href="http://www.meetup.com/Spotkania-Entuzjastow-R-Warsaw-R-Users-Group-Meetup/" office:name=""><text:span text:style-name="Definition">Warszawskie Spotkania Entuzjastów R</text:span></text:a> - strona na meetup.com zawierająca informacje o planowanych spotkaniach.</text:p>
        </text:list-item>
      </text:list>
      <text:h text:style-name="Heading_20_2" text:outline-level="2">Materiały po polsku</text:h>
      <text:list text:style-name="L30">
        <text:list-item>
          <text:p text:style-name="P30"><text:a xlink:type="simple" xlink:href="http://www.biecek.pl/" office:name=""><text:span text:style-name="Definition">Książki Przemysława Biecka</text:span></text:a>:</text:p>
          <text:list text:style-name="L31">
            <text:list-item>
              <text:p text:style-name="P31"><text:span text:style-name="T43">Przewodnik</text:span><text:span text:style-name="T44"> </text:span><text:span text:style-name="T45">po</text:span><text:span text:style-name="T46"> </text:span><text:span text:style-name="T47">pakiecie</text:span><text:span text:style-name="T48"> </text:span><text:span text:style-name="T49">R</text:span> (pierwszych 180 stron dostępnych za darmo na stronie, jako PDF).</text:p>
            </text:list-item>
            <text:list-item>
              <text:p text:style-name="P31"><text:span text:style-name="T50">Analiza</text:span><text:span text:style-name="T51"> </text:span><text:span text:style-name="T52">danych</text:span><text:span text:style-name="T53"> </text:span><text:span text:style-name="T54">z</text:span><text:span text:style-name="T55"> </text:span><text:span text:style-name="T56">proegramem</text:span><text:span text:style-name="T57"> </text:span><text:span text:style-name="T58">R.</text:span><text:span text:style-name="T59"> </text:span><text:span text:style-name="T60">Modele</text:span><text:span text:style-name="T61"> </text:span><text:span text:style-name="T62">liniowe</text:span><text:span text:style-name="T63"> </text:span><text:span text:style-name="T64">z</text:span><text:span text:style-name="T65"> </text:span><text:span text:style-name="T66">efektami</text:span><text:span text:style-name="T67"> </text:span><text:span text:style-name="T68">stałymi,</text:span><text:span text:style-name="T69"> </text:span><text:span text:style-name="T70">losowymi</text:span><text:span text:style-name="T71"> </text:span><text:span text:style-name="T72">i</text:span><text:span text:style-name="T73"> </text:span><text:span text:style-name="T74">mieszanymi</text:span>.</text:p>
            </text:list-item>
            <text:list-item>
              <text:p text:style-name="P31"><text:span text:style-name="T75">Odkrywać!</text:span><text:span text:style-name="T76"> </text:span><text:span text:style-name="T77">Ujawniać!</text:span><text:span text:style-name="T78"> </text:span><text:span text:style-name="T79">Objaśniać!</text:span><text:span text:style-name="T80"> </text:span><text:span text:style-name="T81">Zbiór</text:span><text:span text:style-name="T82"> </text:span><text:span text:style-name="T83">esesejów</text:span><text:span text:style-name="T84"> </text:span><text:span text:style-name="T85">o</text:span><text:span text:style-name="T86"> </text:span><text:span text:style-name="T87">sztuce</text:span><text:span text:style-name="T88"> </text:span><text:span text:style-name="T89">prezentowania</text:span><text:span text:style-name="T90"> </text:span><text:span text:style-name="T91">danych</text:span> - książka nie o R, ale skądinąd warta przeczytania (wersja HTML dostępna darmowo).</text:p>
            </text:list-item>
          </text:list>
        </text:list-item>
        <text:list-item>
          <text:p text:style-name="P30">Publikacje wypisane na <text:a xlink:type="simple" xlink:href="https://cran.r-project.org/other-docs.html#nenglish" office:name=""><text:span text:style-name="Definition">stronie CRANu poświęconej dokumentcji</text:span></text:a> (te po polsku są niżej - trzeba się <text:span text:style-name="T92">przewinąć</text:span>).</text:p>
        </text:list-item>
        <text:list-item>
          <text:p text:style-name="P30">Dobre praktyki:</text:p>
          <text:list text:style-name="L32">
            <text:list-item>
              <text:p text:style-name="P32">Strona <text:a xlink:type="simple" xlink:href="http://zpd.ibe.edu.pl/doku.php?id=ewdrstyle" office:name=""><text:span text:style-name="Definition">zpd.ibe.edu.pl</text:span></text:a>.</text:p>
            </text:list-item>
          </text:list>
        </text:list-item>
      </text:list>
      <text:h text:style-name="Heading_20_2" text:outline-level="2">Materiały po angielsku</text:h>
      <text:list text:style-name="L33">
        <text:list-item>
          <text:p text:style-name="P33"><text:a xlink:type="simple" xlink:href="https://cran.r-project.org/manuals.html" office:name=""><text:span text:style-name="Definition">Oficjalna dokumentacja</text:span></text:a>.</text:p>
        </text:list-item>
        <text:list-item>
          <text:p text:style-name="P33">Inne publikacje opublikowane na <text:a xlink:type="simple" xlink:href="https://cran.r-project.org/other-docs.html" office:name=""><text:span text:style-name="Definition">CRANie</text:span></text:a>.</text:p>
        </text:list-item>
        <text:list-item>
          <text:p text:style-name="P33"><text:a xlink:type="simple" xlink:href="http://r4ds.had.co.nz" office:name=""><text:span text:style-name="Definition">Opis <text:span text:style-name="T93">Hadleyverse</text:span></text:span></text:a>.</text:p>
        </text:list-item>
        <text:list-item>
          <text:p text:style-name="P33">Kursy internetowe o R:</text:p>
          <text:list text:style-name="L34">
            <text:list-item>
              <text:p text:style-name="P34">Te pokrywające podstawy są często dostępne za darmo.</text:p>
            </text:list-item>
            <text:list-item>
              <text:p text:style-name="P34">Wpisz w swoją ulubioną przeglądarkę frazę w rodzaju: "R free courses".</text:p>
            </text:list-item>
          </text:list>
        </text:list-item>
        <text:list-item>
          <text:p text:style-name="P33">Dla zaawansowanych - publikacje Hadleya Wickhama: o <text:a xlink:type="simple" xlink:href="http://r-pkgs.had.co.nz" office:name=""><text:span text:style-name="Definition">tworzeniu pakietów</text:span></text:a> i tworzeniu w R <text:a xlink:type="simple" xlink:href="http://adv-r.had.co.nz" office:name=""><text:span text:style-name="Definition">efektywnie działających rozwiązań</text:span></text:a>.</text:p>
        </text:list-item>
      </text:list>
      <text:h text:style-name="Heading_20_2" text:outline-level="2">Gdzie szukać wsparcia?</text:h>
      <text:list text:style-name="L35">
        <text:list-item>
          <text:p text:style-name="P35">W Twojej ulubionej wyszukiwarce internetowej :)</text:p>
          <text:list text:style-name="L36">
            <text:list-item>
              <text:p text:style-name="P36">Np. poszukajmy jakiegoś pakietu do <text:a xlink:type="simple" xlink:href="https://www.google.pl/search?q=Electroencephalography+r+package" office:name=""><text:span text:style-name="Definition">analizy danych z EEG</text:span></text:a>.</text:p>
            </text:list-item>
          </text:list>
        </text:list-item>
        <text:list-item>
          <text:p text:style-name="P35">Gdy szukasz pakietu - w <text:a xlink:type="simple" xlink:href="https://cran.r-project.org/web/views" office:name=""><text:span text:style-name="Definition">Task Views</text:span></text:a> na CRANie.</text:p>
        </text:list-item>
        <text:list-item>
          <text:p text:style-name="P35">Na <text:a xlink:type="simple" xlink:href="http://stackoverflow.com" office:name=""><text:span text:style-name="Definition">Stack Overflow</text:span></text:a>.</text:p>
          <text:list text:style-name="L37">
            <text:list-item>
              <text:p text:style-name="P37">Możesz się wcześniej zapoznać z tą <text:a xlink:type="simple" xlink:href="https://tra38.gitbooks.io/essential-copying-and-pasting-from-stack-overflow/content" office:name=""><text:span text:style-name="Definition">krótką publikacją</text:span></text:a>.</text:p>
            </text:list-item>
          </text:list>
        </text:list-item>
        <text:list-item>
          <text:p text:style-name="P35">W dokumentacji danego pakietu.</text:p>
        </text:list-item>
        <text:list-item>
          <text:p text:style-name="P35">Na stronie pakietu - często zawiera <text:span text:style-name="T94">bugtracker</text:span> lub listę dyskusyjną.</text:p>
          <text:list text:style-name="L38">
            <text:list-item>
              <text:p text:style-name="P38">W szczególności GitHub udostępnia mechanizm zgłaszania błędów.</text:p>
            </text:list-item>
          </text:list>
        </text:list-item>
      </text:list>
      <text:h text:style-name="Heading_20_1" text:outline-level="1">R - zainstaluj sam</text:h>
      <text:h text:style-name="Heading_20_2" text:outline-level="2">Aplikacje, które warto zainstalować</text:h>
      <text:list text:style-name="L39">
        <text:list-item>
          <text:p text:style-name="P39"><text:a xlink:type="simple" xlink:href="https://cran.r-project.org" office:name=""><text:span text:style-name="Definition">R</text:span></text:a> jako taki.</text:p>
          <text:list text:style-name="L40">
            <text:list-item>
              <text:p text:style-name="P40">W przypadku systemów operacyjnych Windows warto też zainstalować zestaw <text:a xlink:type="simple" xlink:href="https://cran.r-project.org/bin/windows/Rtools" office:name=""><text:span text:style-name="Definition">dodatkowych narzędzi</text:span></text:a>.</text:p>
            </text:list-item>
          </text:list>
        </text:list-item>
        <text:list-item>
          <text:p text:style-name="P39"><text:a xlink:type="simple" xlink:href="https://www.rstudio.com/products/rstudio/download3" office:name=""><text:span text:style-name="Definition">RStudio</text:span></text:a> - IDE, z którym praca będzie bez porównania prostsza.</text:p>
          <text:list text:style-name="L41">
            <text:list-item>
              <text:p text:style-name="P41">Jeśli ktoś woli Eclipse'a, też może z niego <text:a xlink:type="simple" xlink:href="https://www.r-bloggers.com/eclipse-an-alternative-to-rstudio-part-1/" office:name=""><text:span text:style-name="Definition">skorzystać</text:span></text:a>.</text:p>
            </text:list-item>
          </text:list>
        </text:list-item>
        <text:list-item>
          <text:p text:style-name="P39"><text:a xlink:type="simple" xlink:href="https://git-scm.com/download" office:name=""><text:span text:style-name="Definition">Git</text:span></text:a> - system kontroli wersji.</text:p>
          <text:list text:style-name="L42">
            <text:list-item>
              <text:p text:style-name="P42">Lub - jeśli zamierzasz korzystać z <text:a xlink:type="simple" xlink:href="https://guides.github.com/activities/hello-world" office:name=""><text:span text:style-name="Definition">GitHuba</text:span></text:a> do przechowywania swojego kodu i dzielenia się nim z innymi - Gita opakowanego w <text:a xlink:type="simple" xlink:href="https://desktop.github.com" office:name=""><text:span text:style-name="Definition">GitHub Desktop</text:span></text:a>.</text:p>
            </text:list-item>
            <text:list-item>
              <text:p text:style-name="P42">Jeśli używasz Linuxa, niemal napewno masz już zainstalowany Git.</text:p>
            </text:list-item>
          </text:list>
        </text:list-item>
        <text:list-item>
          <text:p text:style-name="P39"><text:a xlink:type="simple" xlink:href="http://miktex.org/download" office:name=""><text:span text:style-name="Definition">MikTeX</text:span></text:a> - lub inną dystrybucję LateXa.</text:p>
          <text:list text:style-name="L43">
            <text:list-item>
              <text:p text:style-name="P43">Posiadanie LaTeXa jest konieczne do generowania PDFów (w szczególności raportów w tym formacie).</text:p>
            </text:list-item>
          </text:list>
        </text:list-item>
        <text:list-item>
          <text:p text:style-name="P39">Podczas instalacji powyższych aplikacji, jeśli nie jesteś pewien, jakie opcje wybrać, zgadzaj się na domyślnie wybrane.</text:p>
        </text:list-item>
      </text:list>
      <text:h text:style-name="Heading_20_2" text:outline-level="2">Pakiety, które warto zainstalować</text:h>
      <text:list text:style-name="L44">
        <text:list-item>
          <text:p text:style-name="P44">Przekształcanie danych:</text:p>
          <text:list text:style-name="L45">
            <text:list-item>
              <text:p text:style-name="P45">reshape2, plyr, dplyr.</text:p>
            </text:list-item>
          </text:list>
        </text:list-item>
        <text:list-item>
          <text:p text:style-name="P44">Analiza regresji:</text:p>
          <text:list text:style-name="L46">
            <text:list-item>
              <text:p text:style-name="P46">car, effects, multcomp, sandwich*.</text:p>
            </text:list-item>
          </text:list>
        </text:list-item>
        <text:list-item>
          <text:p text:style-name="P44">Wizualizacja:</text:p>
          <text:list text:style-name="L47">
            <text:list-item>
              <text:p text:style-name="P47">ggplot2.</text:p>
            </text:list-item>
          </text:list>
        </text:list-item>
        <text:list-item>
          <text:p text:style-name="P44">Tworzenie dokumentacji i raportów:</text:p>
          <text:list text:style-name="L48">
            <text:list-item>
              <text:p text:style-name="P48">knitr, yaml, rmarkdown.</text:p>
            </text:list-item>
          </text:list>
        </text:list-item>
        <text:list-item>
          <text:p text:style-name="P44">Tworzenie pakietów*:</text:p>
          <text:list text:style-name="L49">
            <text:list-item>
              <text:p text:style-name="P49">devtools, roxygen2, testthat, assertive.</text:p>
            </text:list-item>
          </text:list>
        </text:list-item>
      </text:list>
      <text:p text:style-name="P50">install.packages(c("reshape2", "plyr", "dplyr", "car", "effects", "multcomp",</text:p>
      <text:p text:style-name="P51"><text:s text:c="19"/>"ggplot2", "knitr", "yaml", "rmarkdown", "devtools"))</text:p>
      <text:h text:style-name="Heading_20_2" text:outline-level="2">Twój pierwszy projekt w R :)</text:h>
      <text:list text:style-name="L50">
        <text:list-item>
          <text:p text:style-name="P52">Otwórz RStudio.</text:p>
        </text:list-item>
        <text:list-item>
          <text:p text:style-name="P52">Wybierz w menu: File -&gt; New project...</text:p>
        </text:list-item>
        <text:list-item>
          <text:p text:style-name="P52">Wybierz opcję <text:span text:style-name="T95">Version</text:span><text:span text:style-name="T96"> </text:span><text:span text:style-name="T97">Control</text:span>, a następnie <text:span text:style-name="T98">Git</text:span></text:p>
        </text:list-item>
        <text:list-item>
          <text:p text:style-name="P52">Wpisz:</text:p>
          <text:list text:style-name="L51">
            <text:list-item>
              <text:p text:style-name="P53">w <text:span text:style-name="T99">Repository</text:span><text:span text:style-name="T100"> </text:span><text:span text:style-name="T101">URL</text:span>: "<text:a xlink:type="simple" xlink:href="https://github.com/tzoltak/3501-KOG-S1R_2016_gr3" office:name=""><text:span text:style-name="Definition">https://github.com/tzoltak/3501-KOG-S1R_2016_gr3</text:span></text:a>",</text:p>
            </text:list-item>
            <text:list-item>
              <text:p text:style-name="P53">w "Project directory name": jakąś rozsądną nazwę,</text:p>
            </text:list-item>
            <text:list-item>
              <text:p text:style-name="P53">Wybierz rozsądnie folder, w którym ma zostać utworzony nowy folder z projektem.</text:p>
            </text:list-item>
          </text:list>
        </text:list-item>
      </text:list>
      <text:h text:style-name="Heading_20_1" text:outline-level="1">Przejdźmy do 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atystyka I z R Warsztat 1. Zapoznanie z R</dc:title>
  </office:meta>
</office:document-meta>
</file>